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8418" officeooo:paragraph-rsid="001e8418"/>
    </style:style>
    <style:style style:name="P2" style:family="paragraph" style:parent-style-name="Text_20_body">
      <style:paragraph-properties fo:margin-left="0in" fo:margin-right="0in" fo:margin-top="0in" fo:margin-bottom="0in" loext:contextual-spacing="false" fo:text-indent="0in" style:auto-text-indent="false"/>
    </style:style>
    <style:style style:name="P3" style:family="paragraph" style:parent-style-name="Text_20_body">
      <style:paragraph-properties fo:margin-left="0in" fo:margin-right="0in" fo:margin-top="0in" fo:margin-bottom="0in" loext:contextual-spacing="false" fo:text-align="center" style:justify-single-word="false" fo:text-indent="0in" style:auto-text-indent="false"/>
    </style:style>
    <style:style style:name="P4" style:family="paragraph" style:parent-style-name="Text_20_body">
      <style:paragraph-properties fo:margin-left="0in" fo:margin-right="0in" fo:margin-top="0in" fo:margin-bottom="0in" loext:contextual-spacing="false" fo:text-indent="0in" style:auto-text-indent="false"/>
      <style:text-properties style:font-name="Verdana" fo:font-size="10pt"/>
    </style:style>
    <style:style style:name="P5"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style:font-name="Verdana" fo:font-size="10pt"/>
    </style:style>
    <style:style style:name="T1" style:family="text">
      <style:text-properties style:font-name="Verdana" fo:font-size="10pt"/>
    </style:style>
    <style:style style:name="T2" style:family="text">
      <style:text-properties style:text-position="33% 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www.wptrc.org/article.asp?artID=91</text:p>
      <text:h text:style-name="Heading_20_1" text:outline-level="1">Assessment of the Rhinoceros Beetle Infestation</text:h>
      <text:p text:style-name="Text_20_body">From <text:a xlink:type="simple" xlink:href="http://www.wptrc.org/section.asp?secID=10" text:style-name="Internet_20_link" text:visited-style-name="Visited_20_Internet_20_Link">News</text:a> : <text:a xlink:type="simple" xlink:href="http://www.wptrc.org/research_dtl.asp?rschrID=31" text:style-name="Internet_20_link" text:visited-style-name="Visited_20_Internet_20_Link">Researcher: Aubrey  Moore</text:a> </text:p>
      <text:p text:style-name="P3"><text:span text:style-name="Strong_20_Emphasis"><text:span text:style-name="T1">Assessment of the Rhinoceros Beetle Infestation on Guam</text:span></text:span></text:p>
      <text:p text:style-name="P5">Prepared by</text:p>
      <text:p text:style-name="P5">Dr, , Entomologist<text:line-break/>University of Guam</text:p>
      <text:p text:style-name="P5">October 28, 2007</text:p>
      <text:p text:style-name="P5">Updated October 31, 2007</text:p>
      <text:p text:style-name="P2"><text:span text:style-name="T1">An infestation of the coconut rhinoceros beetle (CRB), </text:span><text:span text:style-name="Emphasis"><text:span text:style-name="T1">Oryctes rhinoceros</text:span></text:span><text:span text:style-name="T1">, was detected on Guam on September 12, 2007.  A delimiting survey indicates that the infestation is limited to Tumon Bay and Faifai Beach, an area of approximately 1,000 acres.  Given the size and extent of the infestation, it is estimated that this major pest of coconuts and other palms arrived between one and two years ago.  Most probable pathway is a gravid adult hitch hiking in cargo from an outbreak somewhere in Asia.  It is notable that an adult CRB was caught in a seaport warehouse on Saipan, an island 200 miles north of Guam, in September, 2006 (J. Tenorio, Northern Marianas College, personal communication).</text:span></text:p>
      <text:p text:style-name="P4">Relatively few pupae and adults have been collected to date.  However, the population density of grubs feeding in rotting coconut logs and stumps is very high.  As many as 140 grubs have been extracted from a one meter section of decaying coconut log.  Most grubs are currently in the third and final larval stage.  These will pupate and emerge as adults within the next two months and are expected to cause massive damage to palms within the infested area.  Adult beetles bore deep into the crowns of coconuts and other palms to feed on sap.  Trees are killed when beetles bore through the growing tip.  Trees killed by CRB adults provide breeding sites for future generations.  Despite the low number of CRB adults collected to date, mortality of young palms from feeding damage has already been observed.</text:p>
      <text:p text:style-name="P4">Without immediate action to suppress and contain the infestation, massive mortality of cultivated and wild palms is expected.  When the CRB invaded Palau starting in 1942, coconut palms were completely eradicated from some islands and overall tree mortality was about 50% (Gressitt 1953).  Guam is primed for a huge outbreak of CRB.   There are many standing and fallen coconut logs resulting from typhoon damage which may be used as larval breeding sites.  In addition, vertebrate insectivores capable of preying on CRB grubs and adults have been extirpated by the brown tree snake.  During the predicted outbreak it is expected that many, if not most, palm trees on Guam will be attacked and killed.  In addition, adults will be numerous and risk of accidental transport to other islands in Micronesia, Hawaii, and beyond will be high.  Note that there is evidence that Guam and other Micronesian islands have been the source of several major insect pests invading Hawaii.  Oriental fruit fly is a prime example (Swezey 1942).  Accidental transport of other scarab beetles from Guam to Hawaii is well documented (Moore 2006).</text:p>
      <text:p text:style-name="P4">CRB infestations can be contained, suppressed and eradicated by removing larval breeding sites and mass trapping adults.  CRB was exterminated from the 36 km<text:span text:style-name="T2">2</text:span> of Niuatoputapu Island, between Samoa and Tonga using these methods (Gressitt 1953).  However, mass trapping coupled with sanitation during 1971 through 1974 failed to eradicate CRB on two islands in Fiji.  The eradication attempt was abandoned when it was determined that there was “a low but <text:soft-page-break/>persistent population which could not be trapped”.  According to Bedford 1980, “It appeared that possible results from the indefinite continuation of the trial were no longer commensurate with the costs”.</text:p>
      <text:p text:style-name="P4">During the past decade, lures containing a synthetic aggregation pheromone, ethyl 4-methyloctanote, which attracts both sexes of adult CRB have become commercially available.  These lures are 10 times more attractive than ethyl chrysanthemumate which was used in the failed Fijian mass trapping program (Hallet et al. 1995).  Traps baited with these lures can be used for detection, monitoring and population suppression.</text:p>
      <text:p text:style-name="P4">A plan to eradicate CRB from Guam has been written and funding requests have been submitted to Federal Agencies, the Government of Guam and nongovernmental organizations.  The plan has two components: sanitation of potential breeding sites to remove immature beetles, and mass trapping with pheromone traps to remove adults.  Given that most CRB currently observed are in the final larval stage, the next wave of adults is expected to emerge within the next two months.  To avert massive damage to palms within the infested area in Tumon and risk of dispersal to other parts of Guam, it is imperative that the eradication project is funded and launched without further delay.</text:p>
      <text:p text:style-name="P3"><text:span text:style-name="Strong_20_Emphasis"><text:span text:style-name="T1">References</text:span></text:span></text:p>
      <text:p text:style-name="P2"><text:span text:style-name="Strong_20_Emphasis"><text:span text:style-name="T1">Bedford, G. O. 1980.</text:span></text:span>  <text:span text:style-name="T1">Biology, ecology, and control of palm rhinoceros beetles. Ann. Rev. Entomol. 1980. 25:309-39.</text:span></text:p>
      <text:p text:style-name="P2"><text:span text:style-name="Strong_20_Emphasis"><text:span text:style-name="T1">Gressitt, J. L. 1953.</text:span></text:span>  <text:span text:style-name="T1">The coconut rhinoceros beetle (</text:span><text:span text:style-name="Emphasis"><text:span text:style-name="T1">Oryctes rhinoceros</text:span></text:span><text:span text:style-name="T1">) with particular reference to the Palau Islands. Bulletin 212, Bernice P. Bishop Museum.</text:span></text:p>
      <text:p text:style-name="P2"><text:span text:style-name="Strong_20_Emphasis"><text:span text:style-name="T1">Hallett, R.H., Perez, A.L., Gries, G., Gries, R., Pierce, Jr., H.D., Yue, J., Oehlschlager, A.C., Gonzalez, L.M., and Borden, J.H. 1995.</text:span></text:span> <text:span text:style-name="T1">Aggregation pheromone of coconut rhinoceros beetle, </text:span><text:span text:style-name="Emphasis"><text:span text:style-name="T1">Oryctes rhinoceros</text:span></text:span><text:span text:style-name="T1"> (L.) (Coleoptera: Scarabaeidae). J. Chem. Ecol. 21:1549-1570.</text:span></text:p>
      <text:p text:style-name="P2"><text:span text:style-name="Strong_20_Emphasis"><text:span text:style-name="T1">Moore, A. 2006.  </text:span></text:span><text:span text:style-name="T1">USDA-APHIS Interceptions of Insects on USAF Aircraft Flying from Guam to Honolulu.  Web page downloaded October 28, 2007: </text:span><text:a xlink:type="simple" xlink:href="http://www.guaminsects.net/gisac/index.php?title=USDA-APHIS_Interceptions_of_Insects_on_USAF_Aircraft_Flying_from_Guam_to_Honolulu" text:style-name="Internet_20_link" text:visited-style-name="Visited_20_Internet_20_Link"><text:span text:style-name="T1">http://www.guaminsects.net/gisac/index.php?title=USDA-APHIS_Interceptions_of_Insects_on_USAF_Aircraft_Flying_from_Guam_to_Honolulu</text:span></text:a></text:p>
      <text:p text:style-name="P2"><text:span text:style-name="Strong_20_Emphasis"><text:span text:style-name="T1">Swezey, O. H. 1942.</text:span></text:span> <text:span text:style-name="T1">Insects of Guam - 1. Bernice</text:span><text:span text:style-name="Emphasis"><text:span text:style-name="T1"> </text:span></text:span><text:span text:style-name="T1">P. Bishop Museum Bulletin 172 1–218.</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06:57:54.915903783</meta:creation-date>
    <dc:date>2016-01-29T07:00:11.603179452</dc:date>
    <meta:editing-duration>PT2M20S</meta:editing-duration>
    <meta:editing-cycles>1</meta:editing-cycles>
    <meta:document-statistic meta:table-count="0" meta:image-count="0" meta:object-count="0" meta:page-count="2" meta:paragraph-count="20" meta:word-count="856" meta:character-count="5562" meta:non-whitespace-character-count="4690"/>
    <meta:generator>LibreOffice/4.4.3.2$Linux_X86_64 LibreOffice_project/40m0$Build-2</meta:generator>
  </office:meta>
</office:document-meta>
</file>